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8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2.141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bottom"/>
      <style:paragraph-properties fo:text-align="center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0.002cm solid #000000" style:vertical-align="middle"/>
    </style:style>
    <style:style style:name="ce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8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Вносимая битовая скорость, бит/с</text:p>
          </table:table-cell>
          <table:table-cell table:style-name="ce4" office:value-type="string">
            <text:p><text:s text:c="2"/></text:p>
          </table:table-cell>
          <table:table-cell table:style-name="ce5" table:number-columns-repeated="2"/>
          <table:table-cell table:style-name="ce6" office:value-type="string">
            <text:p>Эксперт №</text:p>
          </table:table-cell>
          <table:table-cell table:style-name="ce5" table:number-columns-repeated="5"/>
          <table:table-cell table:style-name="ce7"/>
          <table:table-cell table:style-name="ce8" office:value-type="string">
            <text:p>CMOS-оценка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s/>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3">
            <text:p>-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.2">
            <text:p>-2,2</text:p>
          </table:table-cell>
          <table:table-cell table:number-columns-repeated="2"/>
        </table:table-row>
        <table:table-row table:style-name="ro2">
          <table:table-cell table:style-name="ce3" office:value-type="float" office:value="2000">
            <text:p>20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number-columns-repeated="6" table:style-name="ce3" office:value-type="float" office:value="-3">
            <text:p>-3</text:p>
          </table:table-cell>
          <table:table-cell table:style-name="ce3" office:value-type="float" office:value="-2.8">
            <text:p>-2,8</text:p>
          </table:table-cell>
          <table:table-cell table:number-columns-repeated="2"/>
        </table:table-row>
        <table:table-row table:style-name="ro2">
          <table:table-cell table:style-name="ce3" office:value-type="float" office:value="2500">
            <text:p>25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">
            <text:p>-1</text:p>
          </table:table-cell>
          <table:table-cell table:number-columns-repeated="9" table:style-name="ce3" office:value-type="float" office:value="-2">
            <text:p>-2</text:p>
          </table:table-cell>
          <table:table-cell table:number-columns-repeated="2"/>
        </table:table-row>
        <table:table-row table:style-name="ro2">
          <table:table-cell table:style-name="ce3" office:value-type="float" office:value="3500">
            <text:p>35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2">
            <text:p>-1,2</text:p>
          </table:table-cell>
          <table:table-cell/>
          <table:table-cell office:value-type="string">
            <text:p>Рус. Трен.</text:p>
          </table:table-cell>
        </table:table-row>
        <table:table-row table:style-name="ro2">
          <table:table-cell table:style-name="ce3" office:value-type="float" office:value="4000">
            <text:p>40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/>
          <table:table-cell office:value-type="string">
            <text:p>Англ. Трен.</text:p>
          </table:table-cell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5">
            <text:p>-0,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Исходный 5000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>
            <draw:frame table:end-cell-address="Лист1.L31" table:end-x="1.968cm" table:end-y="0.084cm" draw:z-index="0" draw:style-name="gr1" svg:width="12.29cm" svg:height="8.98cm" svg:x="0.286cm" svg:y="0.137cm">
              <draw:object draw:notify-on-update-of-ranges="Лист1.A3:Лист1.A8 Лист1.L3:Лист1.L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2">
          <table:table-cell table:number-columns-repeated="11"/>
          <table:table-cell>
            <draw:frame table:end-cell-address="Лист1.S33" table:end-x="0.045cm" table:end-y="0.076cm" draw:z-index="1" draw:style-name="gr1" svg:width="14.047cm" svg:height="9.459cm" svg:x="2.178cm" svg:y="0.101cm">
              <draw:object draw:notify-on-update-of-ranges="Лист1.A3:Лист1.A8 Лист1.N6:Лист1.N6 Лист1.L3:Лист1.L8 Лист1.N7:Лист1.N7 Лист1.L36:Лист1.L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23">
          <table:table-cell table:number-columns-repeated="14"/>
        </table:table-row>
        <table:table-row table:style-name="ro2">
          <table:table-cell table:style-name="ce3" office:value-type="float" office:value="1500">
            <text:p>15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3">
            <text:p>-1,3</text:p>
          </table:table-cell>
          <table:table-cell table:number-columns-repeated="2"/>
        </table:table-row>
        <table:table-row table:style-name="ro2">
          <table:table-cell table:style-name="ce3" office:value-type="float" office:value="2000">
            <text:p>2000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-2">
            <text:p>-2</text:p>
          </table:table-cell>
          <table:table-cell table:number-columns-repeated="3" table:style-name="ce3" office:value-type="float" office:value="-3">
            <text:p>-3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2.6">
            <text:p>-2,6</text:p>
          </table:table-cell>
          <table:table-cell table:number-columns-repeated="2"/>
        </table:table-row>
        <table:table-row table:style-name="ro2">
          <table:table-cell table:style-name="ce3" office:value-type="float" office:value="2500">
            <text:p>2500</text:p>
          </table:table-cell>
          <table:table-cell table:style-name="ce3" office:value-type="float" office:value="-3">
            <text:p>-3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3"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3">
            <text:p>-3</text:p>
          </table:table-cell>
          <table:table-cell table:style-name="ce3" office:value-type="float" office:value="-1.2">
            <text:p>-1,2</text:p>
          </table:table-cell>
          <table:table-cell table:number-columns-repeated="2"/>
        </table:table-row>
        <table:table-row table:style-name="ro2">
          <table:table-cell table:style-name="ce3" office:value-type="float" office:value="3500">
            <text:p>350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number-columns-repeated="4"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1.2">
            <text:p>-1,2</text:p>
          </table:table-cell>
          <table:table-cell table:number-columns-repeated="2"/>
        </table:table-row>
        <table:table-row table:style-name="ro2">
          <table:table-cell table:style-name="ce3" office:value-type="float" office:value="4000">
            <text:p>4000</text:p>
          </table:table-cell>
          <table:table-cell table:style-name="ce3" office:value-type="float" office:value="-1">
            <text:p>-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-1">
            <text:p>-1</text:p>
          </table:table-cell>
          <table:table-cell table:style-name="ce3" office:value-type="float" office:value="-0.3">
            <text:p>-0,3</text:p>
          </table:table-cell>
          <table:table-cell table:number-columns-repeated="2"/>
        </table:table-row>
        <table:table-row table:style-name="ro2">
          <table:table-cell table:style-name="ce3" office:value-type="float" office:value="5000">
            <text:p>5000</text:p>
          </table:table-cell>
          <table:table-cell table:style-name="ce3" office:value-type="float" office:value="-2">
            <text:p>-2</text:p>
          </table:table-cell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-2">
            <text:p>-2</text:p>
          </table:table-cell>
          <table:table-cell table:style-name="ce3" office:value-type="float" office:value="-0.5">
            <text:p>-0,5</text:p>
          </table:table-cell>
          <table:table-cell table:number-columns-repeated="2"/>
        </table:table-row>
        <table:table-row table:style-name="ro2">
          <table:table-cell table:style-name="ce3" office:value-type="string">
            <text:p>Исходный 5000</text:p>
          </table:table-cell>
          <table:table-cell table:style-name="ce3" office:value-type="float" office:value="-1">
            <text:p>-1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-1">
            <text:p>-1</text:p>
          </table:table-cell>
          <table:table-cell table:style-name="ce3" office:value-type="float" office:value="-0.1">
            <text:p>-0,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22:18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1-29T22:08:45.04</dc:date>
    <meta:editing-duration>PT10M17S</meta:editing-duration>
    <meta:editing-cycles>4</meta:editing-cycles>
    <meta:document-statistic meta:table-count="1" meta:cell-count="1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1cm" svg:height="8.981cm" xlink:href=".." xlink:type="simple" chart:class="chart:line" chart:style-name="ch1">
        <chart:title svg:x="1.498cm" svg:y="0.421cm" chart:style-name="ch2">
          <text:p>Скалярное квантование; Англ. тест; Рус. трен. </text:p>
        </chart:title>
        <chart:plot-area chart:style-name="ch3" table:cell-range-address="Лист1.A3:Лист1.A8 Лист1.L3:Лист1.L8" chart:data-source-has-labels="column" svg:x="1.283cm" svg:y="1.631cm" svg:width="10.518cm" svg:height="6.163cm">
          <chartooo:coordinate-region svg:x="2.116cm" svg:y="1.843cm" svg:width="9.313cm" svg:height="5.739cm"/>
          <chart:axis chart:dimension="x" chart:name="primary-x" chart:style-name="ch4">
            <chart:title svg:x="3.905cm" svg:y="7.974cm" chart:style-name="ch5">
              <text:p>Вносимая битовая скорость, бит/с</text:p>
            </chart:title>
            <chart:categories table:cell-range-address="Лист1.A3:Лист1.A8"/>
            <chart:grid chart:style-name="ch6" chart:class="major"/>
          </chart:axis>
          <chart:axis chart:dimension="y" chart:name="primary-y" chart:style-name="ch4">
            <chart:title svg:x="0.451cm" svg:y="5.232cm" chart:style-name="ch7">
              <text:p>CMOS</text:p>
            </chart:title>
            <chart:grid chart:style-name="ch6" chart:class="major"/>
          </chart:axis>
          <chart:series chart:style-name="ch8" chart:values-cell-range-address="Лист1.L3:Лист1.L8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1500</text:p>
                <draw:g>
                  <svg:desc>Лист1.A3:Лист1.A8</svg:desc>
                </draw:g>
              </table:table-cell>
              <table:table-cell office:value-type="float" office:value="-2.2">
                <text:p>-2.2</text:p>
                <draw:g>
                  <svg:desc>Лист1.L3:Лист1.L8</svg:desc>
                </draw:g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48cm" svg:height="9.46cm" xlink:href=".." xlink:type="simple" chart:class="chart:line" chart:style-name="ch1">
        <chart:title svg:x="3.25cm" svg:y="0.325cm" chart:style-name="ch2">
          <text:p>Скалярное квантование; Англ. тест.</text:p>
        </chart:title>
        <chart:legend chart:legend-position="end" svg:x="11.44cm" svg:y="4.184cm" chart:style-name="ch3"/>
        <chart:plot-area chart:style-name="ch4" table:cell-range-address="Лист1.A3:Лист1.A8 Лист1.N6:Лист1.N7 Лист1.L3:Лист1.L8 Лист1.L36:Лист1.L41" chart:data-source-has-labels="both" svg:x="1.318cm" svg:y="1.671cm" svg:width="9.562cm" svg:height="6.592cm">
          <chartooo:coordinate-region svg:x="2.151cm" svg:y="1.883cm" svg:width="8.357cm" svg:height="6.168cm"/>
          <chart:axis chart:dimension="x" chart:name="primary-x" chart:style-name="ch5">
            <chart:title svg:x="3.555cm" svg:y="8.453cm" chart:style-name="ch6">
              <text:p>Вносимая битовая скрость, бит/с</text:p>
            </chart:title>
            <chart:categories table:cell-range-address="Лист1.A3:Лист1.A8"/>
          </chart:axis>
          <chart:axis chart:dimension="y" chart:name="primary-y" chart:style-name="ch5">
            <chart:title svg:x="0.451cm" svg:y="5.487cm" chart:style-name="ch7">
              <text:p>CMOS</text:p>
            </chart:title>
            <chart:grid chart:style-name="ch8" chart:class="major"/>
          </chart:axis>
          <chart:series chart:style-name="ch9" chart:values-cell-range-address="Лист1.L3:Лист1.L8" chart:label-cell-address="Лист1.N6:Лист1.N6" chart:class="chart:line">
            <chart:data-point chart:repeated="6"/>
          </chart:series>
          <chart:series chart:style-name="ch10" chart:values-cell-range-address="Лист1.L36:Лист1.L41" chart:label-cell-address="Лист1.N7:Лист1.N7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ус. Трен.</text:p>
                <draw:g>
                  <svg:desc>Лист1.N6:Лист1.N6</svg:desc>
                </draw:g>
              </table:table-cell>
              <table:table-cell office:value-type="string">
                <text:p>Англ. Трен.</text:p>
                <draw:g>
                  <svg:desc>Лист1.N7:Лист1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00</text:p>
                <draw:g>
                  <svg:desc>Лист1.A3:Лист1.A8</svg:desc>
                </draw:g>
              </table:table-cell>
              <table:table-cell office:value-type="float" office:value="-2.2">
                <text:p>-2.2</text:p>
                <draw:g>
                  <svg:desc>Лист1.L3:Лист1.L8</svg:desc>
                </draw:g>
              </table:table-cell>
              <table:table-cell office:value-type="float" office:value="-1.3">
                <text:p>-1.3</text:p>
                <draw:g>
                  <svg:desc>Лист1.L36:Лист1.L41</svg:desc>
                </draw:g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-2.8">
                <text:p>-2.8</text:p>
              </table:table-cell>
              <table:table-cell office:value-type="float" office:value="-2.6">
                <text:p>-2.6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-2">
                <text:p>-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-1.2">
                <text:p>-1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-1">
                <text:p>-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